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fo:line-height="100%" fo:orphans="0" fo:widows="0"/>
      <style:text-properties fo:color="#5213f4" style:font-name="Consolas" fo:font-weight="bold" style:font-name-asian="Consolas1" style:font-weight-asian="bold" style:font-name-complex="Consolas1"/>
    </style:style>
    <style:style style:name="P5" style:family="paragraph" style:parent-style-name="Standard">
      <style:paragraph-properties fo:line-height="100%" fo:orphans="0" fo:widows="0"/>
      <style:text-properties style:font-name="Consolas" style:font-name-asian="Consolas1" style:font-name-complex="Consolas1"/>
    </style:style>
    <style:style style:name="P6" style:family="paragraph" style:parent-style-name="Standard">
      <style:text-properties fo:color="#d9d9d9"/>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Consolas" style:font-name-asian="Consolas1" style:font-name-complex="Consolas1"/>
    </style:style>
    <style:style style:name="T7" style:family="text">
      <style:text-properties fo:color="#5213f4" style:font-name="Consolas" fo:font-weight="bold" style:font-name-asian="Consolas1" style:font-weight-asian="bold" style:font-name-complex="Consolas1"/>
    </style:style>
    <style:style style:name="T8" style:family="text">
      <style:text-properties fo:color="#8e7cc3" style:font-name="Consolas" fo:font-weight="bold" style:font-name-asian="Consolas1" style:font-weight-asian="bold" style:font-name-complex="Consolas1"/>
    </style:style>
    <style:style style:name="T9" style:family="text">
      <style:text-properties fo:color="#b4a7d6" style:font-name="Consolas" fo:font-weight="bold" style:font-name-asian="Consolas1" style:font-weight-asian="bold" style:font-name-complex="Consolas1"/>
    </style:style>
    <style:style style:name="T10" style:family="text">
      <style:text-properties fo:color="#d9d9d9" fo:font-weight="bold" style:font-weight-asian="bold"/>
    </style:style>
    <style:style style:name="T11" style:family="text">
      <style:text-properties fo:color="#d9d9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éfinir l'environnement de simulation</text:span></text:p>
      <text:p text:style-name="Standard"/>
      <text:p text:style-name="Standard"><text:span text:style-name="T2">Besoins non-fonctionnels</text:span></text:p>
      <text:p text:style-name="Standard"><text:span text:style-name="T3">Performances: </text:span></text:p>
      <text:p text:style-name="P1">La simulation doit être assez légère pour pouvoir entrainer IA</text:p>
      <text:p text:style-name="P1">Pour l'entraînement on doit accélérer le temps (pas 10 min en dur pour un match)</text:p>
      <text:p text:style-name="P1">Doit se lancer sur un ordinateur du crémi. </text:p>
      <text:p text:style-name="P1">Il faut pouvoir lancer 1000 matchs en une journée</text:p>
      <text:p text:style-name="P1">Paramétrer la simulation avec différentes règles (taille du terrain, nombre de joueurs, catégorie de robots, caractéristique de la balle, hauteur de l’herbe sur le terrain, fautes)</text:p>
      <text:p text:style-name="P2"/>
      <text:p text:style-name="Standard"><text:span text:style-name="T2">Besoins fonctionnels</text:span></text:p>
      <text:p text:style-name="P1">Simuler des parties de foot : 2 équipes s’affrontent, elles doivent marquer des buts dans les cages ennemies (règles foot classique pour les but et l’engagement). On doit avoir au moins un gardien dans chaque équipe. Le match est découpé en 2 mi-temps de 5 min. Un but vaut 1 point au score et chaque joueur présent sur le terrain gagne un point si leur équipe marque(récompense pour l’apprentissage).<text:span text:style-name="T2"> -&gt;</text:span>Simulation avec Python &amp; la bibliothèques Gym </text:p>
      <text:p text:style-name="P1">Héberger sur git </text:p>
      <text:p text:style-name="P1">Exécutable depuis le terminal</text:p>
      <text:p text:style-name="P1">Jouable au clavier jusqu’à deux joueurs</text:p>
      <text:p text:style-name="P1">Obtenir des statistiques (agressivité, possession balle, score) pour évaluer les stratégies apprises par les IA.</text:p>
      <text:p text:style-name="P1"/>
      <text:p text:style-name="Standard"><text:span text:style-name="T2">Sous Besoins fonctionnels - Implémentation</text:span></text:p>
      <text:p text:style-name="P3"/>
      <text:p text:style-name="Standard"><text:span text:style-name="T4">Gérer les paramètres:</text:span></text:p>
      <text:p text:style-name="Standard">L’utilisateur peut choisir les paramètres de la partie.</text:p>
      <text:p text:style-name="P1"><text:span text:style-name="T6">Class </text:span><text:span text:style-name="T7">Rules()</text:span></text:p>
      <text:p text:style-name="P1"><text:span text:style-name="T3">attributs</text:span>: tableau_de_dimensions terrainSize, int NbPlayerEquipe, tableau_de_dimensions balleSize, bool Fautes,bool grass, ball_weight, Robot robotType</text:p>
      <text:p text:style-name="P1"><text:span text:style-name="T3">méthodes</text:span>: des getter</text:p>
      <text:p text:style-name="P4"/>
      <text:p text:style-name="P4"><text:soft-page-break/></text:p>
      <text:p text:style-name="Standard"><text:span text:style-name="T4">Simuler un match:</text:span></text:p>
      <text:p text:style-name="Standard">Cette classe organise les match et ...</text:p>
      <text:p text:style-name="P1"><text:span text:style-name="T6">Class </text:span><text:span text:style-name="T7">Partie(</text:span><text:span text:style-name="T8">Rules</text:span><text:span text:style-name="T7"> myRules)</text:span></text:p>
      <text:p text:style-name="P1"><text:span text:style-name="T3">attributs</text:span>: terrain, équipe droite, équipe gauche, score,chrono,balle</text:p>
      <text:p text:style-name="P1"><text:span text:style-name="T3">méthodes</text:span>: réinitialiser, initialiser, étape,afficher, dernier_joueur_touché_balle</text:p>
      <text:p text:style-name="Standard"/>
      <text:p text:style-name="Standard"/>
      <text:p text:style-name="Standard"><text:span text:style-name="T4">Simuler le Terrain</text:span><text:span text:style-name="T3">:</text:span></text:p>
      <text:p text:style-name="Standard">Implémentation d’un terrain de foot aux normes de la Robocup.</text:p>
      <text:p text:style-name="Standard">reproduire le terrain suivant les règles du jeu avec des variables facilement modifiable</text:p>
      <text:p text:style-name="Standard">la classe terrain serait un agrégat, les éléments qui forment le terrain (surface de réparation, cage, zone engagement …) seraient des attributs privés de cette classe (VO?).</text:p>
      <text:p text:style-name="Standard">+hauteur herbe</text:p>
      <text:p text:style-name="P1"><text:span text:style-name="T6">Class </text:span><text:span text:style-name="T7">Terrain(</text:span><text:span text:style-name="T8">RuleSetTerrain</text:span><text:span text:style-name="T7">)</text:span></text:p>
      <text:p text:style-name="P1">simule le terrain de jeu</text:p>
      <text:p text:style-name="P1"><text:span text:style-name="T3">attributs</text:span>: tableau_de_dimensions, liste_obstacles</text:p>
      <text:p text:style-name="P1"><text:span text:style-name="T3">méthodes</text:span>: afficher</text:p>
      <text:p text:style-name="Standard"/>
      <text:p text:style-name="Standard"><text:span text:style-name="T4">Equipe de joueurs</text:span></text:p>
      <text:p text:style-name="Standard">Permettre à la classe match de donner ke score à une équipe plutot qu’a un joueur.</text:p>
      <text:p text:style-name="P1"><text:span text:style-name="T6">Class </text:span><text:span text:style-name="T7">Equipe(</text:span> <text:span text:style-name="T8">list&lt;Agent&gt;</text:span><text:span text:style-name="T7">)</text:span></text:p>
      <text:p text:style-name="P1"><text:span text:style-name="T3">attributs</text:span>: liste&lt;Agent()&gt;</text:p>
      <text:p text:style-name="Standard"/>
      <text:p text:style-name="Standard"><text:span text:style-name="T4">gérer les interactions entre les joueurs du match (déplacements, tirs, rôles </text:span></text:p>
      <text:p text:style-name="Standard"><text:span text:style-name="T3">Joueurs </text:span>:</text:p>
      <text:p text:style-name="Standard">position , direction , vitesse, numéro, rôle (gardien, sur le terrain), type de robot ( small,kid,adult), hériter des méthodes de déplacement selon le type de robot. </text:p>
      <text:p text:style-name="Standard"><text:soft-page-break/>entity</text:p>
      <text:p text:style-name="P1"><text:span text:style-name="T6">Class </text:span><text:span text:style-name="T7">Joueur(</text:span><text:span text:style-name="T9">Robot</text:span><text:span text:style-name="T7"> Kid) </text:span></text:p>
      <text:p text:style-name="P1">simule un joueur</text:p>
      <text:p text:style-name="P1"><text:span text:style-name="T3">attributs</text:span>: position, vitesse ,taille, couleur, orientation_initiale, orientation,</text:p>
      <text:p text:style-name="P1">vitesse_désiré, score,role,numéro,robot</text:p>
      <text:p text:style-name="P1"><text:span text:style-name="T3">méthodes</text:span>: afficher, déplacer, tirer</text:p>
      <text:p text:style-name="Standard"/>
      <text:p text:style-name="Standard"/>
      <text:p text:style-name="Standard"><text:span text:style-name="T4">avoir différents types de robots (différents caractéristiques pour chaque types ex : taille, forces, vitesse ...etc)</text:span></text:p>
      <text:p text:style-name="Standard"><text:span text:style-name="T3">classe robot : + classes filles small,kid,adult</text:span></text:p>
      <text:p text:style-name="Standard">taille, poids, bornes sup vitesse déplacement, borne sup/inf force de frappe, <text:span text:style-name="T5">champ de vision(à voir)</text:span></text:p>
      <text:p text:style-name="P1"><text:span text:style-name="T6">Class </text:span><text:span text:style-name="T7">Robot()</text:span></text:p>
      <text:p text:style-name="P1"><text:span text:style-name="T3">attributs</text:span>: int taille, int poids, int vitesse déplacement, borne_int force frappe,</text:p>
      <text:p text:style-name="P1"><text:span text:style-name="T3">méthodes</text:span>: différent type de tir en fonction ?</text:p>
      <text:p text:style-name="P5"/>
      <text:p text:style-name="Standard"/>
      <text:p text:style-name="Standard"><text:span text:style-name="T4">simuler la balle du match de foot: </text:span></text:p>
      <text:p text:style-name="P1">description...</text:p>
      <text:p text:style-name="P1"><text:span text:style-name="T6">Class </text:span><text:span text:style-name="T7">Ballon()</text:span></text:p>
      <text:p text:style-name="P1">simule un ballon 2D</text:p>
      <text:p text:style-name="P1"><text:span text:style-name="T3">attributs</text:span>: position, vitesse ,taille, poids,couleur,rebonds,friction, accélération,direction</text:p>
      <text:p text:style-name="P1"><text:span text:style-name="T3">méthodes</text:span>: afficher, déplacer , accélérer, collision, rebondir.</text:p>
      <text:p text:style-name="Standard"/>
      <text:p text:style-name="P6"/>
      <text:p text:style-name="Standard"><text:span text:style-name="T10">actions</text:span><text:span text:style-name="T11"> : </text:span></text:p>
      <text:p text:style-name="Standard"><text:span text:style-name="T11">tirer la balle, se tourner, avancer reculer</text:span></text:p>
      <text:p text:style-name="P6"><text:soft-page-break/></text:p>
      <text:p text:style-name="Standard"><text:span text:style-name="T11">tirer_la_balle:</text:span></text:p>
      <text:p text:style-name="Standard"><text:span text:style-name="T11">direction de tir, force de frappe, destination de la bal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3" meta:word-count="497" meta:character-count="3536" meta:non-whitespace-character-count="3093"/>
    <meta:generator>LibreOfficeDev/6.0.5.2$Linux_X86_64 LibreOffice_project/</meta:generator>
  </office:meta>
</office:document-meta>
</file>